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9.53mm"/>
    </style:style>
    <style:style style:name="co2" style:family="table-column">
      <style:table-column-properties fo:break-before="auto" style:column-width="23.6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ndicator_s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stainable Development indicators (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cioeconomic development (sd_e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l GDP per capita, growth rate and totals (tsdec1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nomic development (sd_ec_dev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stment by institutional sectors (tsdec2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t national income (tsdec2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hold saving rate (tsdec24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l adjusted gross disposable income of households per capita (tec0011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novation, competitiveness and eco-efficiency (sd_ec_in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our productivity per hour worked (ESA 2010) (tsdec3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R&amp;D expenditure (tsdec3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l effective exchange rate - 37 trading partners (tsdec3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nover from innovation (tsdec34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 intensity of the economy (tsdec36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-innovation index (t2020_rt2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ployment (sd_ec_em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employment rate (tsdec4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ployment rate by educational attainment level (tsdec4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ersion of regional employment rates, by sex (tsdec44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unemployment rate (tsdec45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 people neither in employment nor in education and training (15-24 years) - % of the to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in the s(...) (tipslm9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inal unit labour cost - 3 years % change (tipslm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stainable consumption and production (sd_p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ource productivity (tsdpc1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ource use and waste (sd_pc_ruw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tion of waste excluding major mineral wastes (tsdpc2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onents of domestic material consumption (tsdpc2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estic material consumption by material - 1 000 t (tsdpc2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icipal waste generation and treatment, by type of treatment method (tsdpc24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tion of hazardous waste by economic activity (tsdpc25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issions of sulphur oxides (SOx) by source sector (tsdpc26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issions of nitrogen oxides (NOx) by source sector (tsdpc27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issions of non-methane volatile organic compounds (NMVOC) by source sector (tsdpc28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issions of ammonia (NH3), by source sector (tsdpc29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umption patterns (sd_pc_c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icity consumption by households (tsdpc3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al energy consumption by sector (tsdpc3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orisation rate (tsdpc34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ction patterns (sd_pc_pr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anisations and sites with eco-management and audit scheme (EMAS) registration (tsdpc4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label licenses (tsdpc4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a under agri-environmental commitment (tsdpc4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a under organic farming (tsdpc44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vestock density index (tsdpc45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extual indicators (sd_pc_cx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persons in households (tsdpc5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al consumption expenditure of households, by consumption purpose (tsdpc5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cial inclusion (sd_s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ople at risk of poverty or social exclusion (tsdsc1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etary poverty and living conditions (sd_sc_pov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istent-at-risk-of-poverty rate (tsdsc2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ive median at-risk-of-poverty gap (tsdsc25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equality of income distribution (tsdsc26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verely materially deprived people (tsdsc27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ople at risk of poverty after social transfers (tsdsc28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ss to labour market (sd_sc_lm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ople living in households with very low work intensity (tsdsc3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work at-risk-of-poverty rate (tsdsc3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-term unemployment rate, by sex (tsdsc3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der pay gap in unadjusted form (tsdsc34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ucation (sd_sc_edu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ly leavers from education and training (tsdsc4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-risk-of-poverty-rate, by highest level of education attained (tsdsc4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 most lower secondary educational attainment by age (tsdsc4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long learning (tsdsc44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 reading literacy performance of pupils (tsdsc45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viduals' level of computer skills (tsdsc46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viduals' level of internet skills (tsdsc47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tiary educational attainment by sex, age group 30-34 (tsdsc48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extual indicators (sd_sc_cx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lic expenditure on education (tsdsc5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graphic changes (sd_d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ployment rate of older workers (tsdde1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graphy (sd_de_de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fertility rate (tsdde2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ude rate of net migration plus adjustment (tsdde2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lthy life years and life expectancy at age 65, by sex (tsdph2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ude rate of population change (tps0000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d-age income adequacy (sd_de_in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gregate replacement ratio (tsdde3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lic finance sustainability (sd_de_fi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 government gross debt (tsdde4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ation of working life (tsdde4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extual indicators (sd_de_cx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d-age-dependency ratio (tsdde5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jected old-age dependency ratio (tsdde51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projections (tps000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nsion expenditure projections (baseline scenario) (tsdde5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enditure on care for elderly (tsdde5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lic health (sd_p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lthy life years and life expectancy at birth, by sex (tsdph1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lth and health inequalities (sd_ph_hl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 rate due to chronic diseases (tsdph2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icide death rate, by age group (tsdph24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f-reported unmet needs for medical care due to being too expensive, by income quint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tsdph27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ople having a long-standing illness or health problem, by income quintile (tsdph28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terminants of health (sd_ph_de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ction of toxic chemicals, by toxicity class (tsdph3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rban population exposure to air pollution by particulate matter (tsdph37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rban population exposure to air pollution by ozone (tsdph38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portion of population living in households considering that they suffer from noise (tsdph39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n-fatal accidents at work by sex (NACE Rev. 2, A, C-N) (tsdph4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e change and energy (sd_c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enhouse gas emissions (tsdcc1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mary energy consumption (tsdcc1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e change (sd_cc_cli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enhouse gas emissions by sector (source: EEA) (tsdcc2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enhouse gas emissions intensity of energy consumption (tsdcc2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 (sd_cc_nr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 dependence (tsdcc3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re of renewable energy in gross final energy consumption (t2020_3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ss inland energy consumption by fuel type (tsdcc3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icity generated from renewable sources (tsdcc3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re of renewable energy in fuel consumption of transport (tsdcc34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ined heat and power generation (tsdcc35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stainable transport (sd_t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 consumption of transport relative to GDP (tsdtr1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port and mobility (sd_tr_tg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al split of passenger transport (tsdtr2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al split of freight transport (tsdtr2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lume of freight transport relative to GDP (tsdtr2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lume of passenger transport relative to GDP (tsdtr24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 consumption of transport, by mode (tsdtr25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port impacts (sd_tr_im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enhouse gas emissions from transport (tsdtr4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ople killed in road accidents (tsdtr4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issions of nitrogen oxides (NOx) from transport (tsdtr4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issions of particulate matter from transport (tsdtr44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 carbon dioxide emissions per km from new passenger cars (tsdtr45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extual indicator (sd_tr_pr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CP - annual average indices for transport prices (tsdtr3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ural resources (sd_n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on bird index (tsdnr1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diversity (sd_nr_bi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fficiency of sites designated under the EU Habitats directive (tsdnr2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sh water resources (sd_nr_wa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er exploitation index (tsdnr3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connected to urban wastewater treatment with at least secondary treatment (tsdnr3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chemical oxygen demand in rivers (tsdnr3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ine ecosystems (sd_nr_ma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shing fleet, total engine power (tsdnr420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nd use (sd_nr_l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ificial land cover (tsdnr5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est increment and fellings (tsdnr5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ss nutrient balance on agricultural land (t2020_rn3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obal partnership (sd_g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ial development assistance as share of gross national income (tsdgp1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obalisation of trade (sd_gp_gl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 Imports from developing countries by income group (tsdgp2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 Imports from developing countries by group of products (tsdgp2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 imports from least-developed countries by group of products (tsdgp2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gregated measurement of support for agriculture (tsdgp24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ancing for sustainable development (sd_gp_fi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 financing for developing countries, by type (tsdgp3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eign direct investment in developing countries, by income group (tsdgp3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ial development assistance, by income group (tsdgp33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tied official development assistance (tsdgp34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ateral official development assistance, by category (tsdgp35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obal resource management (sd_gp_r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2 emissions per inhabitant in the EU and in developing countries (tsdgp4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extual indicators (sd_gp_cx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ial Development Assistance per capita in donor and recipient countries (tsdgp5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d governance (sd_g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icy coherence and effectiveness (sd_go_po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infringement cases (tsdgo2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position deficit (tsdgo22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nness and participation (sd_go_op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ter turnout in national and EU parliamentary elections (tsdgo3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nomic instruments (sd_go_in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res of environmental and labour taxes in total tax revenues from taxes and social contribu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tsdgo4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licit tax rate on energy (tsdcc36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extual indicators (sd_go_cx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 of citizens' confidence in EU institutions (tsdgo510)</text:p>
          </table:table-cell>
          <table:table-cell table:number-columns-repeated="1023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.00.0000</text:date>, <text:time style:data-style-name="N2" text:time-value="14:12:54.031758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Schulz</meta:initial-creator>
    <dc:creator>Lars Schulz</dc:creator>
    <meta:creation-date>2017-01-13T11:36:16</meta:creation-date>
    <dc:date>2017-01-13T14:13:08.701613000</dc:date>
    <meta:editing-duration>PT10M32S</meta:editing-duration>
    <meta:generator>LibreOffice/5.1.5.2$MacOSX_X86_64 LibreOffice_project/7a864d8825610a8c07cfc3bc01dd4fce6a9447e5</meta:generator>
    <meta:editing-cycles>5</meta:editing-cycles>
    <meta:document-statistic meta:table-count="1" meta:cell-count="17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